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_20__28_var_29_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5cm" svg:height="1.5cm" svg:x="1.6cm" svg:y="4.8cm">
          <text:p text:style-name="P1">Any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104cm" svg:y1="4.8cm" svg:x2="7.104cm" svg:y2="14.3cm">
          <text:p/>
        </draw:line>
        <draw:custom-shape draw:style-name="gr3" draw:text-style-name="P1" draw:layer="layout" svg:width="3.5cm" svg:height="1.7cm" svg:x="8.6cm" svg:y="7.7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687cm" svg:x="15.7cm" svg:y="9.739cm">
          <text:p text:style-name="P1">amm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504cm" svg:y1="4.8cm" svg:x2="13.504cm" svg:y2="14.3cm">
          <text:p/>
        </draw:line>
        <draw:custom-shape draw:style-name="gr3" draw:text-style-name="P1" draw:layer="layout" svg:width="3.5cm" svg:height="1.687cm" svg:x="15.7cm" svg:y="7.6cm">
          <text:p text:style-name="P1">amms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687cm" svg:x="15.7cm" svg:y="12.013cm">
          <text:p text:style-name="P1">hash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687cm" svg:x="1.6cm" svg:y="7.613cm">
          <text:p text:style-name="P1">amm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707cm" svg:height="0.962cm" svg:x="15.499cm" svg:y="2.389cm">
          <draw:text-box>
            <text:p>Server side</text:p>
          </draw:text-box>
        </draw:frame>
        <draw:frame draw:style-name="gr4" draw:layer="layout" svg:width="3.457cm" svg:height="0.962cm" svg:x="1.299cm" svg:y="2.389cm">
          <draw:text-box>
            <text:p>Client side</text:p>
          </draw:text-box>
        </draw:frame>
        <draw:custom-shape draw:style-name="gr3" draw:text-style-name="P1" draw:layer="layout" svg:width="3.5cm" svg:height="1.687cm" svg:x="1.599cm" svg:y="9.812cm">
          <text:p text:style-name="P1">amms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687cm" svg:x="1.599cm" svg:y="12.112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2cm" svg:x="12cm" svg:y="9.3cm">
          <text:p text:style-name="P1">FCG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3cm" svg:height="2cm" svg:x="5.599cm" svg:y="5.999cm">
          <text:p text:style-name="P1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9.5cm" svg:height="1.7cm" svg:x="5.7cm" svg:y="12.1cm">
          <text:p text:style-name="P1">JS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3-11T14:18:03</meta:creation-date>
    <meta:generator>LibreOffice/3.5$Linux_x86 LibreOffice_project/350m1$Build-2</meta:generator>
    <dc:date>2012-06-21T11:12:08</dc:date>
    <meta:editing-duration>PT2H5M7S</meta:editing-duration>
    <meta:editing-cycles>15</meta:editing-cycles>
    <meta:document-statistic meta:object-count="15"/>
  </office:meta>
</office:document-meta>
</file>